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HandlerRegistry.addHandler( Image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ImageHandlerRegistry.getSupportedFlav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ImageHandlerRegistry.getHandler( Class imag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ImageHandlerRegistry.discoverHandl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ImageHandlerRegistry.getHandler( 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HandlerRegistry.getHandler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HandlerRegistry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mageHandlerRegistry.addHandler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ImageHandlerRegistry.AbstractImage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